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CHRG10-5C-line (ol25+15)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Mg no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3891" calcext:value-type="float">
            <text:p>42.3891</text:p>
          </table:table-cell>
          <table:table-cell office:value-type="float" office:value="0.2593" calcext:value-type="float">
            <text:p>0.2593</text:p>
          </table:table-cell>
          <table:table-cell office:value-type="float" office:value="0" calcext:value-type="float">
            <text:p>0</text:p>
          </table:table-cell>
          <table:table-cell office:value-type="float" office:value="16.9563" calcext:value-type="float">
            <text:p>16.9563</text:p>
          </table:table-cell>
          <table:table-cell office:value-type="float" office:value="38.337" calcext:value-type="float">
            <text:p>38.337</text:p>
          </table:table-cell>
          <table:table-cell office:value-type="float" office:value="0.2954" calcext:value-type="float">
            <text:p>0.29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59" calcext:value-type="float">
            <text:p>0.0159</text:p>
          </table:table-cell>
          <table:table-cell office:value-type="float" office:value="98.3011" calcext:value-type="float">
            <text:p>98.3011</text:p>
          </table:table-cell>
          <table:table-cell table:formula="of:=[.C5]*100/([.C5]+[.F5])" office:value-type="float" office:value="71.4277770475892" calcext:value-type="float">
            <text:p>71.4277770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722" calcext:value-type="float">
            <text:p>42.1722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15" calcext:value-type="float">
            <text:p>0.15</text:p>
          </table:table-cell>
          <table:table-cell office:value-type="float" office:value="17.2933" calcext:value-type="float">
            <text:p>17.2933</text:p>
          </table:table-cell>
          <table:table-cell office:value-type="float" office:value="38.2965" calcext:value-type="float">
            <text:p>38.2965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377" calcext:value-type="float">
            <text:p>0.0377</text:p>
          </table:table-cell>
          <table:table-cell office:value-type="float" office:value="98.561" calcext:value-type="float">
            <text:p>98.561</text:p>
          </table:table-cell>
          <table:table-cell table:formula="of:=[.C6]*100/([.C6]+[.F6])" office:value-type="float" office:value="70.9187680251574" calcext:value-type="float">
            <text:p>70.91876802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442" calcext:value-type="float">
            <text:p>42.1442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143" calcext:value-type="float">
            <text:p>0.143</text:p>
          </table:table-cell>
          <table:table-cell office:value-type="float" office:value="17.2109" calcext:value-type="float">
            <text:p>17.2109</text:p>
          </table:table-cell>
          <table:table-cell office:value-type="float" office:value="38.2889" calcext:value-type="float">
            <text:p>38.2889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308" calcext:value-type="float">
            <text:p>0.0308</text:p>
          </table:table-cell>
          <table:table-cell office:value-type="float" office:value="98.398" calcext:value-type="float">
            <text:p>98.398</text:p>
          </table:table-cell>
          <table:table-cell table:formula="of:=[.C7]*100/([.C7]+[.F7])" office:value-type="float" office:value="71.0035026476242" calcext:value-type="float">
            <text:p>71.003502647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476" calcext:value-type="float">
            <text:p>42.1476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1449" calcext:value-type="float">
            <text:p>0.1449</text:p>
          </table:table-cell>
          <table:table-cell office:value-type="float" office:value="17.2503" calcext:value-type="float">
            <text:p>17.2503</text:p>
          </table:table-cell>
          <table:table-cell office:value-type="float" office:value="38.2913" calcext:value-type="float">
            <text:p>38.2913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07" calcext:value-type="float">
            <text:p>0.0307</text:p>
          </table:table-cell>
          <table:table-cell office:value-type="float" office:value="98.4415" calcext:value-type="float">
            <text:p>98.4415</text:p>
          </table:table-cell>
          <table:table-cell table:formula="of:=[.C8]*100/([.C8]+[.F8])" office:value-type="float" office:value="70.9580641739859" calcext:value-type="float">
            <text:p>70.9580641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2655" calcext:value-type="float">
            <text:p>42.265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432" calcext:value-type="float">
            <text:p>0.1432</text:p>
          </table:table-cell>
          <table:table-cell office:value-type="float" office:value="17.2988" calcext:value-type="float">
            <text:p>17.2988</text:p>
          </table:table-cell>
          <table:table-cell office:value-type="float" office:value="38.2882" calcext:value-type="float">
            <text:p>38.288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192" calcext:value-type="float">
            <text:p>0.0192</text:p>
          </table:table-cell>
          <table:table-cell office:value-type="float" office:value="98.5891" calcext:value-type="float">
            <text:p>98.5891</text:p>
          </table:table-cell>
          <table:table-cell table:formula="of:=[.C9]*100/([.C9]+[.F9])" office:value-type="float" office:value="70.9577716853887" calcext:value-type="float">
            <text:p>70.95777168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2256" calcext:value-type="float">
            <text:p>42.2256</text:p>
          </table:table-cell>
          <table:table-cell office:value-type="float" office:value="0.271" calcext:value-type="float">
            <text:p>0.271</text:p>
          </table:table-cell>
          <table:table-cell office:value-type="float" office:value="0.1404" calcext:value-type="float">
            <text:p>0.1404</text:p>
          </table:table-cell>
          <table:table-cell office:value-type="float" office:value="17.1272" calcext:value-type="float">
            <text:p>17.1272</text:p>
          </table:table-cell>
          <table:table-cell office:value-type="float" office:value="38.3746" calcext:value-type="float">
            <text:p>38.374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98.4712" calcext:value-type="float">
            <text:p>98.4712</text:p>
          </table:table-cell>
          <table:table-cell table:formula="of:=[.C10]*100/([.C10]+[.F10])" office:value-type="float" office:value="71.1434001428745" calcext:value-type="float">
            <text:p>71.14340014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2028" calcext:value-type="float">
            <text:p>42.2028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1307" calcext:value-type="float">
            <text:p>0.1307</text:p>
          </table:table-cell>
          <table:table-cell office:value-type="float" office:value="17.2791" calcext:value-type="float">
            <text:p>17.2791</text:p>
          </table:table-cell>
          <table:table-cell office:value-type="float" office:value="38.3084" calcext:value-type="float">
            <text:p>38.3084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237" calcext:value-type="float">
            <text:p>0.0237</text:p>
          </table:table-cell>
          <table:table-cell office:value-type="float" office:value="98.5117" calcext:value-type="float">
            <text:p>98.5117</text:p>
          </table:table-cell>
          <table:table-cell table:formula="of:=[.C11]*100/([.C11]+[.F11])" office:value-type="float" office:value="70.9506589399465" calcext:value-type="float">
            <text:p>70.950658939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523" calcext:value-type="float">
            <text:p>42.1523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137" calcext:value-type="float">
            <text:p>0.137</text:p>
          </table:table-cell>
          <table:table-cell office:value-type="float" office:value="17.2408" calcext:value-type="float">
            <text:p>17.2408</text:p>
          </table:table-cell>
          <table:table-cell office:value-type="float" office:value="38.3902" calcext:value-type="float">
            <text:p>38.3902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076" calcext:value-type="float">
            <text:p>0.0076</text:p>
          </table:table-cell>
          <table:table-cell office:value-type="float" office:value="98.4983" calcext:value-type="float">
            <text:p>98.4983</text:p>
          </table:table-cell>
          <table:table-cell table:formula="of:=[.C12]*100/([.C12]+[.F12])" office:value-type="float" office:value="70.9717122022592" calcext:value-type="float">
            <text:p>70.971712202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553" calcext:value-type="float">
            <text:p>42.1553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1503" calcext:value-type="float">
            <text:p>0.1503</text:p>
          </table:table-cell>
          <table:table-cell office:value-type="float" office:value="17.3512" calcext:value-type="float">
            <text:p>17.3512</text:p>
          </table:table-cell>
          <table:table-cell office:value-type="float" office:value="38.4347" calcext:value-type="float">
            <text:p>38.4347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19" calcext:value-type="float">
            <text:p>0.019</text:p>
          </table:table-cell>
          <table:table-cell office:value-type="float" office:value="98.6636" calcext:value-type="float">
            <text:p>98.6636</text:p>
          </table:table-cell>
          <table:table-cell table:formula="of:=[.C13]*100/([.C13]+[.F13])" office:value-type="float" office:value="70.8415047095695" calcext:value-type="float">
            <text:p>70.84150470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83" calcext:value-type="float">
            <text:p>42.183</text:p>
          </table:table-cell>
          <table:table-cell office:value-type="float" office:value="0.263" calcext:value-type="float">
            <text:p>0.263</text:p>
          </table:table-cell>
          <table:table-cell office:value-type="float" office:value="0.1455" calcext:value-type="float">
            <text:p>0.1455</text:p>
          </table:table-cell>
          <table:table-cell office:value-type="float" office:value="17.1566" calcext:value-type="float">
            <text:p>17.1566</text:p>
          </table:table-cell>
          <table:table-cell office:value-type="float" office:value="38.365" calcext:value-type="float">
            <text:p>38.365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34" calcext:value-type="float">
            <text:p>0.0434</text:p>
          </table:table-cell>
          <table:table-cell office:value-type="float" office:value="98.4757" calcext:value-type="float">
            <text:p>98.4757</text:p>
          </table:table-cell>
          <table:table-cell table:formula="of:=[.C14]*100/([.C14]+[.F14])" office:value-type="float" office:value="71.0874357090375" calcext:value-type="float">
            <text:p>71.08743570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648" calcext:value-type="float">
            <text:p>42.1648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1435" calcext:value-type="float">
            <text:p>0.1435</text:p>
          </table:table-cell>
          <table:table-cell office:value-type="float" office:value="17.2965" calcext:value-type="float">
            <text:p>17.2965</text:p>
          </table:table-cell>
          <table:table-cell office:value-type="float" office:value="38.4712" calcext:value-type="float">
            <text:p>38.4712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275" calcext:value-type="float">
            <text:p>0.0275</text:p>
          </table:table-cell>
          <table:table-cell office:value-type="float" office:value="98.6704" calcext:value-type="float">
            <text:p>98.6704</text:p>
          </table:table-cell>
          <table:table-cell table:formula="of:=[.C15]*100/([.C15]+[.F15])" office:value-type="float" office:value="70.9113322446701" calcext:value-type="float">
            <text:p>70.91133224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959" calcext:value-type="float">
            <text:p>42.1959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1407" calcext:value-type="float">
            <text:p>0.1407</text:p>
          </table:table-cell>
          <table:table-cell office:value-type="float" office:value="17.2733" calcext:value-type="float">
            <text:p>17.2733</text:p>
          </table:table-cell>
          <table:table-cell office:value-type="float" office:value="38.3767" calcext:value-type="float">
            <text:p>38.3767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219" calcext:value-type="float">
            <text:p>0.0219</text:p>
          </table:table-cell>
          <table:table-cell office:value-type="float" office:value="98.575" calcext:value-type="float">
            <text:p>98.575</text:p>
          </table:table-cell>
          <table:table-cell table:formula="of:=[.C16]*100/([.C16]+[.F16])" office:value-type="float" office:value="70.9542082287974" calcext:value-type="float">
            <text:p>70.954208228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107" calcext:value-type="float">
            <text:p>42.1107</text:p>
          </table:table-cell>
          <table:table-cell office:value-type="float" office:value="0.2468" calcext:value-type="float">
            <text:p>0.2468</text:p>
          </table:table-cell>
          <table:table-cell office:value-type="float" office:value="0.1471" calcext:value-type="float">
            <text:p>0.1471</text:p>
          </table:table-cell>
          <table:table-cell office:value-type="float" office:value="17.2611" calcext:value-type="float">
            <text:p>17.2611</text:p>
          </table:table-cell>
          <table:table-cell office:value-type="float" office:value="38.4547" calcext:value-type="float">
            <text:p>38.4547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98.5418" calcext:value-type="float">
            <text:p>98.5418</text:p>
          </table:table-cell>
          <table:table-cell table:formula="of:=[.C17]*100/([.C17]+[.F17])" office:value-type="float" office:value="70.9271068082827" calcext:value-type="float">
            <text:p>70.927106808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HRG10_5C_ol25_line1_rtoc</text:p>
          </table:table-cell>
          <table:table-cell office:value-type="float" office:value="42.1616" calcext:value-type="float">
            <text:p>42.1616</text:p>
          </table:table-cell>
          <table:table-cell office:value-type="float" office:value="0.276" calcext:value-type="float">
            <text:p>0.276</text:p>
          </table:table-cell>
          <table:table-cell office:value-type="float" office:value="0.1424" calcext:value-type="float">
            <text:p>0.1424</text:p>
          </table:table-cell>
          <table:table-cell office:value-type="float" office:value="17.269" calcext:value-type="float">
            <text:p>17.269</text:p>
          </table:table-cell>
          <table:table-cell office:value-type="float" office:value="38.4404" calcext:value-type="float">
            <text:p>38.4404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209" calcext:value-type="float">
            <text:p>0.0209</text:p>
          </table:table-cell>
          <table:table-cell office:value-type="float" office:value="98.6136" calcext:value-type="float">
            <text:p>98.6136</text:p>
          </table:table-cell>
          <table:table-cell table:formula="of:=[.C18]*100/([.C18]+[.F18])" office:value-type="float" office:value="70.9425784023718" calcext:value-type="float">
            <text:p>70.942578402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HRG10_5C_ol15_line1_rtoc</text:p>
          </table:table-cell>
          <table:table-cell office:value-type="float" office:value="41.1008" calcext:value-type="float">
            <text:p>41.1008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1427" calcext:value-type="float">
            <text:p>0.1427</text:p>
          </table:table-cell>
          <table:table-cell office:value-type="float" office:value="18.3694" calcext:value-type="float">
            <text:p>18.3694</text:p>
          </table:table-cell>
          <table:table-cell office:value-type="float" office:value="37.8904" calcext:value-type="float">
            <text:p>37.8904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479" calcext:value-type="float">
            <text:p>0.0479</text:p>
          </table:table-cell>
          <table:table-cell office:value-type="float" office:value="98.2528" calcext:value-type="float">
            <text:p>98.2528</text:p>
          </table:table-cell>
          <table:table-cell table:formula="of:=[.C19]*100/([.C19]+[.F19])" office:value-type="float" office:value="69.1115886612118" calcext:value-type="float">
            <text:p>69.111588661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RG10_5C_ol15_line1_rtoc</text:p>
          </table:table-cell>
          <table:table-cell office:value-type="float" office:value="42.4948" calcext:value-type="float">
            <text:p>42.4948</text:p>
          </table:table-cell>
          <table:table-cell office:value-type="float" office:value="0.276" calcext:value-type="float">
            <text:p>0.276</text:p>
          </table:table-cell>
          <table:table-cell office:value-type="float" office:value="0.1767" calcext:value-type="float">
            <text:p>0.1767</text:p>
          </table:table-cell>
          <table:table-cell office:value-type="float" office:value="16.8586" calcext:value-type="float">
            <text:p>16.8586</text:p>
          </table:table-cell>
          <table:table-cell office:value-type="float" office:value="38.1577" calcext:value-type="float">
            <text:p>38.1577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4" calcext:value-type="float">
            <text:p>0.0354</text:p>
          </table:table-cell>
          <table:table-cell office:value-type="float" office:value="98.376" calcext:value-type="float">
            <text:p>98.376</text:p>
          </table:table-cell>
          <table:table-cell table:formula="of:=[.C20]*100/([.C20]+[.F20])" office:value-type="float" office:value="71.5962354304893" calcext:value-type="float">
            <text:p>71.596235430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RG10_5C_ol15_line1_rtoc</text:p>
          </table:table-cell>
          <table:table-cell office:value-type="float" office:value="40.0173" calcext:value-type="float">
            <text:p>40.0173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1394" calcext:value-type="float">
            <text:p>0.1394</text:p>
          </table:table-cell>
          <table:table-cell office:value-type="float" office:value="19.2595" calcext:value-type="float">
            <text:p>19.2595</text:p>
          </table:table-cell>
          <table:table-cell office:value-type="float" office:value="37.8179" calcext:value-type="float">
            <text:p>37.8179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0928" calcext:value-type="float">
            <text:p>0.0928</text:p>
          </table:table-cell>
          <table:table-cell office:value-type="float" office:value="98.4787" calcext:value-type="float">
            <text:p>98.4787</text:p>
          </table:table-cell>
          <table:table-cell table:formula="of:=[.C21]*100/([.C21]+[.F21])" office:value-type="float" office:value="67.509211023537" calcext:value-type="float">
            <text:p>67.50921102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HRG10_5C_ol15_line1_rtoc</text:p>
          </table:table-cell>
          <table:table-cell office:value-type="float" office:value="41.8845" calcext:value-type="float">
            <text:p>41.8845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179" calcext:value-type="float">
            <text:p>0.179</text:p>
          </table:table-cell>
          <table:table-cell office:value-type="float" office:value="16.9563" calcext:value-type="float">
            <text:p>16.9563</text:p>
          </table:table-cell>
          <table:table-cell office:value-type="float" office:value="38.1827" calcext:value-type="float">
            <text:p>38.1827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46" calcext:value-type="float">
            <text:p>0.046</text:p>
          </table:table-cell>
          <table:table-cell office:value-type="float" office:value="98.0264" calcext:value-type="float">
            <text:p>98.0264</text:p>
          </table:table-cell>
          <table:table-cell table:formula="of:=[.C22]*100/([.C22]+[.F22])" office:value-type="float" office:value="71.1827507443815" calcext:value-type="float">
            <text:p>71.18275074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RG10_5C_ol15_line1_rtoc</text:p>
          </table:table-cell>
          <table:table-cell office:value-type="float" office:value="41.8427" calcext:value-type="float">
            <text:p>41.8427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158" calcext:value-type="float">
            <text:p>0.158</text:p>
          </table:table-cell>
          <table:table-cell office:value-type="float" office:value="17.8124" calcext:value-type="float">
            <text:p>17.8124</text:p>
          </table:table-cell>
          <table:table-cell office:value-type="float" office:value="37.9728" calcext:value-type="float">
            <text:p>37.972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2" calcext:value-type="float">
            <text:p>0.0362</text:p>
          </table:table-cell>
          <table:table-cell office:value-type="float" office:value="98.439" calcext:value-type="float">
            <text:p>98.439</text:p>
          </table:table-cell>
          <table:table-cell table:formula="of:=[.C23]*100/([.C23]+[.F23])" office:value-type="float" office:value="70.1410273388193" calcext:value-type="float">
            <text:p>70.14102733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HRG10_5C_ol15_line1_rtoc</text:p>
          </table:table-cell>
          <table:table-cell office:value-type="float" office:value="40.357" calcext:value-type="float">
            <text:p>40.357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1351" calcext:value-type="float">
            <text:p>0.1351</text:p>
          </table:table-cell>
          <table:table-cell office:value-type="float" office:value="19.5686" calcext:value-type="float">
            <text:p>19.5686</text:p>
          </table:table-cell>
          <table:table-cell office:value-type="float" office:value="37.679" calcext:value-type="float">
            <text:p>37.679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12" calcext:value-type="float">
            <text:p>0.0412</text:p>
          </table:table-cell>
          <table:table-cell office:value-type="float" office:value="98.4024" calcext:value-type="float">
            <text:p>98.4024</text:p>
          </table:table-cell>
          <table:table-cell table:formula="of:=[.C24]*100/([.C24]+[.F24])" office:value-type="float" office:value="67.3451746832739" calcext:value-type="float">
            <text:p>67.345174683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RG10_5C_ol15_line1_rtoc</text:p>
          </table:table-cell>
          <table:table-cell office:value-type="float" office:value="38.8995" calcext:value-type="float">
            <text:p>38.8995</text:p>
          </table:table-cell>
          <table:table-cell office:value-type="float" office:value="0.344" calcext:value-type="float">
            <text:p>0.344</text:p>
          </table:table-cell>
          <table:table-cell office:value-type="float" office:value="0.125" calcext:value-type="float">
            <text:p>0.125</text:p>
          </table:table-cell>
          <table:table-cell office:value-type="float" office:value="21.5166" calcext:value-type="float">
            <text:p>21.5166</text:p>
          </table:table-cell>
          <table:table-cell office:value-type="float" office:value="37.3558" calcext:value-type="float">
            <text:p>37.3558</text:p>
          </table:table-cell>
          <table:table-cell office:value-type="float" office:value="0.2733" calcext:value-type="float">
            <text:p>0.2733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242" calcext:value-type="float">
            <text:p>0.0242</text:p>
          </table:table-cell>
          <table:table-cell office:value-type="float" office:value="98.5777" calcext:value-type="float">
            <text:p>98.5777</text:p>
          </table:table-cell>
          <table:table-cell table:formula="of:=[.C25]*100/([.C25]+[.F25])" office:value-type="float" office:value="64.3859832064632" calcext:value-type="float">
            <text:p>64.385983206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RG10_5C_ol15_line1_rtoc</text:p>
          </table:table-cell>
          <table:table-cell office:value-type="float" office:value="38.0237" calcext:value-type="float">
            <text:p>38.023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021" calcext:value-type="float">
            <text:p>0.1021</text:p>
          </table:table-cell>
          <table:table-cell office:value-type="float" office:value="22.6721" calcext:value-type="float">
            <text:p>22.6721</text:p>
          </table:table-cell>
          <table:table-cell office:value-type="float" office:value="37.1022" calcext:value-type="float">
            <text:p>37.1022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09" calcext:value-type="float">
            <text:p>0.0309</text:p>
          </table:table-cell>
          <table:table-cell office:value-type="float" office:value="98.5733" calcext:value-type="float">
            <text:p>98.5733</text:p>
          </table:table-cell>
          <table:table-cell table:formula="of:=[.C26]*100/([.C26]+[.F26])" office:value-type="float" office:value="62.6463445576135" calcext:value-type="float">
            <text:p>62.646344557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HRG10_5C_ol15_line1_rtoc</text:p>
          </table:table-cell>
          <table:table-cell office:value-type="float" office:value="37.2622" calcext:value-type="float">
            <text:p>37.2622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0856" calcext:value-type="float">
            <text:p>0.0856</text:p>
          </table:table-cell>
          <table:table-cell office:value-type="float" office:value="23.6126" calcext:value-type="float">
            <text:p>23.6126</text:p>
          </table:table-cell>
          <table:table-cell office:value-type="float" office:value="36.9375" calcext:value-type="float">
            <text:p>36.9375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21" calcext:value-type="float">
            <text:p>0.0321</text:p>
          </table:table-cell>
          <table:table-cell office:value-type="float" office:value="98.5835" calcext:value-type="float">
            <text:p>98.5835</text:p>
          </table:table-cell>
          <table:table-cell table:formula="of:=[.C27]*100/([.C27]+[.F27])" office:value-type="float" office:value="61.2112072647467" calcext:value-type="float">
            <text:p>61.211207264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994" calcext:value-type="float">
            <text:p>36.994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0872" calcext:value-type="float">
            <text:p>0.0872</text:p>
          </table:table-cell>
          <table:table-cell office:value-type="float" office:value="23.9585" calcext:value-type="float">
            <text:p>23.9585</text:p>
          </table:table-cell>
          <table:table-cell office:value-type="float" office:value="36.9213" calcext:value-type="float">
            <text:p>36.9213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84" calcext:value-type="float">
            <text:p>0.0384</text:p>
          </table:table-cell>
          <table:table-cell office:value-type="float" office:value="98.6488" calcext:value-type="float">
            <text:p>98.6488</text:p>
          </table:table-cell>
          <table:table-cell table:formula="of:=[.C28]*100/([.C28]+[.F28])" office:value-type="float" office:value="60.6931627086666" calcext:value-type="float">
            <text:p>60.693162708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7854" calcext:value-type="float">
            <text:p>36.7854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0847" calcext:value-type="float">
            <text:p>0.0847</text:p>
          </table:table-cell>
          <table:table-cell office:value-type="float" office:value="24.3761" calcext:value-type="float">
            <text:p>24.3761</text:p>
          </table:table-cell>
          <table:table-cell office:value-type="float" office:value="36.7561" calcext:value-type="float">
            <text:p>36.7561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" calcext:value-type="float">
            <text:p>0.04</text:p>
          </table:table-cell>
          <table:table-cell office:value-type="float" office:value="98.6922" calcext:value-type="float">
            <text:p>98.6922</text:p>
          </table:table-cell>
          <table:table-cell table:formula="of:=[.C29]*100/([.C29]+[.F29])" office:value-type="float" office:value="60.1446988710218" calcext:value-type="float">
            <text:p>60.14469887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6933" calcext:value-type="float">
            <text:p>36.6933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793" calcext:value-type="float">
            <text:p>0.0793</text:p>
          </table:table-cell>
          <table:table-cell office:value-type="float" office:value="24.203" calcext:value-type="float">
            <text:p>24.203</text:p>
          </table:table-cell>
          <table:table-cell office:value-type="float" office:value="36.9939" calcext:value-type="float">
            <text:p>36.9939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23" calcext:value-type="float">
            <text:p>0.0323</text:p>
          </table:table-cell>
          <table:table-cell office:value-type="float" office:value="98.6465" calcext:value-type="float">
            <text:p>98.6465</text:p>
          </table:table-cell>
          <table:table-cell table:formula="of:=[.C30]*100/([.C30]+[.F30])" office:value-type="float" office:value="60.2553849741282" calcext:value-type="float">
            <text:p>60.255384974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6222" calcext:value-type="float">
            <text:p>36.6222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0805" calcext:value-type="float">
            <text:p>0.0805</text:p>
          </table:table-cell>
          <table:table-cell office:value-type="float" office:value="24.4963" calcext:value-type="float">
            <text:p>24.4963</text:p>
          </table:table-cell>
          <table:table-cell office:value-type="float" office:value="36.8595" calcext:value-type="float">
            <text:p>36.8595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277" calcext:value-type="float">
            <text:p>0.0277</text:p>
          </table:table-cell>
          <table:table-cell office:value-type="float" office:value="98.7294" calcext:value-type="float">
            <text:p>98.7294</text:p>
          </table:table-cell>
          <table:table-cell table:formula="of:=[.C31]*100/([.C31]+[.F31])" office:value-type="float" office:value="59.9199914919378" calcext:value-type="float">
            <text:p>59.91999149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5797" calcext:value-type="float">
            <text:p>36.5797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0741" calcext:value-type="float">
            <text:p>0.0741</text:p>
          </table:table-cell>
          <table:table-cell office:value-type="float" office:value="24.3929" calcext:value-type="float">
            <text:p>24.3929</text:p>
          </table:table-cell>
          <table:table-cell office:value-type="float" office:value="36.7757" calcext:value-type="float">
            <text:p>36.7757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63" calcext:value-type="float">
            <text:p>0.0263</text:p>
          </table:table-cell>
          <table:table-cell office:value-type="float" office:value="98.5146" calcext:value-type="float">
            <text:p>98.5146</text:p>
          </table:table-cell>
          <table:table-cell table:formula="of:=[.C32]*100/([.C32]+[.F32])" office:value-type="float" office:value="59.993669287516" calcext:value-type="float">
            <text:p>59.993669287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5921" calcext:value-type="float">
            <text:p>36.5921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79" calcext:value-type="float">
            <text:p>0.079</text:p>
          </table:table-cell>
          <table:table-cell office:value-type="float" office:value="24.6404" calcext:value-type="float">
            <text:p>24.6404</text:p>
          </table:table-cell>
          <table:table-cell office:value-type="float" office:value="36.853" calcext:value-type="float">
            <text:p>36.853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67" calcext:value-type="float">
            <text:p>0.0467</text:p>
          </table:table-cell>
          <table:table-cell office:value-type="float" office:value="98.885" calcext:value-type="float">
            <text:p>98.885</text:p>
          </table:table-cell>
          <table:table-cell table:formula="of:=[.C33]*100/([.C33]+[.F33])" office:value-type="float" office:value="59.7592781611073" calcext:value-type="float">
            <text:p>59.75927816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5875" calcext:value-type="float">
            <text:p>36.5875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074" calcext:value-type="float">
            <text:p>0.074</text:p>
          </table:table-cell>
          <table:table-cell office:value-type="float" office:value="24.5336" calcext:value-type="float">
            <text:p>24.5336</text:p>
          </table:table-cell>
          <table:table-cell office:value-type="float" office:value="36.8496" calcext:value-type="float">
            <text:p>36.8496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264" calcext:value-type="float">
            <text:p>0.0264</text:p>
          </table:table-cell>
          <table:table-cell office:value-type="float" office:value="98.7248" calcext:value-type="float">
            <text:p>98.7248</text:p>
          </table:table-cell>
          <table:table-cell table:formula="of:=[.C34]*100/([.C34]+[.F34])" office:value-type="float" office:value="59.8606700468414" calcext:value-type="float">
            <text:p>59.860670046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HRG10_5C_ol15_line1_rtoc</text:p>
          </table:table-cell>
          <table:table-cell office:value-type="float" office:value="36.5306" calcext:value-type="float">
            <text:p>36.5306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08" calcext:value-type="float">
            <text:p>0.08</text:p>
          </table:table-cell>
          <table:table-cell office:value-type="float" office:value="24.6406" calcext:value-type="float">
            <text:p>24.6406</text:p>
          </table:table-cell>
          <table:table-cell office:value-type="float" office:value="36.8438" calcext:value-type="float">
            <text:p>36.8438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93" calcext:value-type="float">
            <text:p>0.0393</text:p>
          </table:table-cell>
          <table:table-cell office:value-type="float" office:value="98.8007" calcext:value-type="float">
            <text:p>98.8007</text:p>
          </table:table-cell>
          <table:table-cell table:formula="of:=[.C35]*100/([.C35]+[.F35])" office:value-type="float" office:value="59.7186257585269" calcext:value-type="float">
            <text:p>59.7186257585</text:p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T00:00:01.749674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16:48.137000000</meta:creation-date>
    <meta:print-date>2013-11-10T11:28:32.575000000</meta:print-date>
    <dc:date>2013-11-10T16:20:31.773000000</dc:date>
    <meta:editing-duration>P0D</meta:editing-duration>
    <meta:editing-cycles>2</meta:editing-cycles>
    <meta:generator>LibreOffice/4.1.0.4$Windows_x86 LibreOffice_project/89ea49ddacd9aa532507cbf852f2bb22b1ace28</meta:generator>
    <meta:document-statistic meta:table-count="1" meta:cell-count="386" meta:object-count="0"/>
  </office:meta>
</office:document-meta>
</file>